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50000019E36CD4D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beb84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 style:parent-style-name="Heading_20_1" style:master-page-name="First_20_Page">
      <style:paragraph-properties style:page-number="auto"/>
      <style:text-properties officeooo:paragraph-rsid="000addeb"/>
    </style:style>
    <style:style style:name="P16" style:family="paragraph">
      <style:paragraph-properties style:writing-mode="lr-tb"/>
    </style:style>
    <style:style style:name="P17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6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1" style:family="text">
      <style:text-properties fo:font-size="8pt" style:font-size-asian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officeooo:rsid="0007ca56"/>
    </style:style>
    <style:style style:name="T17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299979840496" text:id="ct140299979840496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299979842592" text:id="ct140299979842592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299979460592" text:id="ct140299979460592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5" text:outline-level="1"><text:change text:change-id="ct140299979840496"/>Adopted as a NMRA <text:span text:style-name="T16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5">Adopted</text:span> column in the <text:span text:style-name="T14">Version History</text:span> table below.</text:p>
      <text:h text:style-name="Heading_20_1" text:outline-level="1"><text:change text:change-id="ct140299979842592"/><text:change-start text:change-id="ct140299979460592"/>Version History<text:change-end text:change-id="ct140299979460592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beb84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3" style:family="text">
      <style:text-properties fo:font-size="8pt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08T16:19:46.028911708" text:date-adjust="PT1440H00M00S">Apr 8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frame draw:style-name="Mfr1" draw:name="Image1" text:anchor-type="paragraph" svg:x="-0.078in" svg:y="0.3075in" svg:width="1.7965in" svg:height="1.7661in" draw:z-index="1"><draw:image xlink:href="Pictures/10000201000001A50000019E36CD4D1E.png" xlink:type="simple" xlink:show="embed" xlink:actuate="onLoad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Stream Transport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TN-</text:span><text:span text:style-name="MT11">9.7.3.3</text:span><text:span text:style-name="MT12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9</meta:editing-cycles>
    <meta:editing-duration>PT19H53M30S</meta:editing-duration>
    <meta:generator>LibreOffice/4.4.0.3$MacOSX_X86_64 LibreOffice_project/de093506bcdc5fafd9023ee680b8c60e3e0645d7</meta:generator>
    <dc:date>2016-02-08T16:19:45.805564000</dc:date>
    <meta:printed-by>Bob Jacobsen</meta:printed-by>
    <meta:print-date>2010-09-15T08:46:04</meta:print-date>
    <meta:document-statistic meta:table-count="2" meta:image-count="1" meta:object-count="0" meta:page-count="1" meta:paragraph-count="14" meta:word-count="77" meta:character-count="462" meta:non-whitespace-character-count="392"/>
  </office:meta>
</office:document-meta>
</file>